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left" draw:textarea-vertical-align="top" draw:auto-grow-height="false" fo:min-height="17.54cm" fo:min-width="6.434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71cm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477cm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1.21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88cm" svg:height="17.744cm" svg:x="12.381cm" svg:y="1.6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cure Authentication System</text:span></text:p>
          <draw:enhanced-geometry svg:viewBox="0 0 21600 21600" draw:type="rectangle" draw:enhanced-path="M 0 0 L 21600 0 21600 21600 0 21600 0 0 Z N"/>
        </draw:custom-shape>
        <draw:g draw:style-name="gr2" xml:id="id2" draw:id="id2">
          <draw:custom-shape draw:style-name="gr3" draw:text-style-name="P4" draw:layer="layout" svg:width="2cm" svg:height="2.75cm" svg:x="4.047cm" svg:y="1.487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3"><text:span text:style-name="T2">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4" draw:text-style-name="P5" draw:layer="layout" svg:width="0.5cm" svg:height="0.5cm" svg:x="4.797cm" svg:y="1.7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6" draw:layer="layout" svg:x1="5.047cm" svg:y1="2.237cm" svg:x2="5.047cm" svg:y2="3.007cm">
              <text:p/>
            </draw:line>
            <draw:line draw:style-name="gr6" draw:text-style-name="P6" draw:layer="layout" svg:x1="4.547cm" svg:y1="2.487cm" svg:x2="5.567cm" svg:y2="2.487cm">
              <text:p/>
            </draw:line>
            <draw:line draw:style-name="gr7" draw:text-style-name="P6" draw:layer="layout" svg:x1="5.047cm" svg:y1="2.987cm" svg:x2="5.547cm" svg:y2="3.487cm">
              <text:p/>
            </draw:line>
            <draw:line draw:style-name="gr8" draw:text-style-name="P6" draw:layer="layout" svg:x1="5.047cm" svg:y1="2.987cm" svg:x2="4.547cm" svg:y2="3.487cm">
              <text:p/>
            </draw:line>
          </draw:g>
        </draw:g>
        <draw:g draw:style-name="gr2" xml:id="id11" draw:id="id11">
          <draw:custom-shape draw:style-name="gr9" draw:text-style-name="P4" draw:layer="layout" svg:width="2cm" svg:height="2.75cm" svg:x="4.047cm" svg:y="7.381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3"><text:span text:style-name="T2">Custo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10" draw:text-style-name="P5" draw:layer="layout" svg:width="0.5cm" svg:height="0.5cm" svg:x="4.797cm" svg:y="7.6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6" draw:layer="layout" svg:x1="5.047cm" svg:y1="8.131cm" svg:x2="5.047cm" svg:y2="8.901cm">
              <text:p/>
            </draw:line>
            <draw:line draw:style-name="gr12" draw:text-style-name="P6" draw:layer="layout" svg:x1="4.547cm" svg:y1="8.381cm" svg:x2="5.567cm" svg:y2="8.381cm">
              <text:p/>
            </draw:line>
            <draw:line draw:style-name="gr13" draw:text-style-name="P6" draw:layer="layout" svg:x1="5.047cm" svg:y1="8.881cm" svg:x2="5.547cm" svg:y2="9.381cm">
              <text:p/>
            </draw:line>
            <draw:line draw:style-name="gr14" draw:text-style-name="P6" draw:layer="layout" svg:x1="5.047cm" svg:y1="8.881cm" svg:x2="4.547cm" svg:y2="9.381cm">
              <text:p/>
            </draw:line>
          </draw:g>
        </draw:g>
        <draw:g draw:style-name="gr2" xml:id="id8" draw:id="id8">
          <draw:custom-shape draw:style-name="gr15" draw:text-style-name="P4" draw:layer="layout" svg:width="2cm" svg:height="2.75cm" svg:x="4.047cm" svg:y="14.291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3"><text:span text:style-name="T2">System Administ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16" draw:text-style-name="P5" draw:layer="layout" svg:width="0.5cm" svg:height="0.5cm" svg:x="4.797cm" svg:y="14.5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7" draw:text-style-name="P6" draw:layer="layout" svg:x1="5.047cm" svg:y1="15.041cm" svg:x2="5.047cm" svg:y2="15.811cm">
              <text:p/>
            </draw:line>
            <draw:line draw:style-name="gr18" draw:text-style-name="P6" draw:layer="layout" svg:x1="4.547cm" svg:y1="15.291cm" svg:x2="5.567cm" svg:y2="15.291cm">
              <text:p/>
            </draw:line>
            <draw:line draw:style-name="gr19" draw:text-style-name="P6" draw:layer="layout" svg:x1="5.047cm" svg:y1="15.791cm" svg:x2="5.547cm" svg:y2="16.291cm">
              <text:p/>
            </draw:line>
            <draw:line draw:style-name="gr20" draw:text-style-name="P6" draw:layer="layout" svg:x1="5.047cm" svg:y1="15.791cm" svg:x2="4.547cm" svg:y2="16.291cm">
              <text:p/>
            </draw:line>
          </draw:g>
        </draw:g>
        <draw:custom-shape draw:style-name="gr21" draw:text-style-name="P8" xml:id="id3" draw:id="id3" draw:layer="layout" svg:width="5cm" svg:height="2cm" svg:x="13.297cm" svg:y="3.488cm">
          <text:p text:style-name="P7"><text:span text:style-name="T3">Authenticate Login Credent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9" xml:id="id4" draw:id="id4" draw:layer="layout" svg:width="5.032cm" svg:height="0.96cm" svg:x="23.954cm" svg:y="2.957cm">
          <draw:text-box>
            <text:p><text:span text:style-name="T4">&lt;&lt; MFA Subsystem &gt;&gt;</text:span></text:p>
          </draw:text-box>
        </draw:frame>
        <draw:connector draw:style-name="gr23" draw:text-style-name="P10" draw:layer="layout" draw:type="line" svg:x1="13.297cm" svg:y1="12.686cm" svg:x2="6.047cm" svg:y2="2.862cm" draw:start-shape="id1" draw:start-glue-point="6" draw:end-shape="id2" draw:end-glue-point="1" svg:d="M13297 12686l-7250-9824" svg:viewBox="0 0 7251 9825">
          <text:p/>
        </draw:connector>
        <draw:connector draw:style-name="gr24" draw:text-style-name="P10" draw:layer="layout" draw:type="line" svg:x1="13.297cm" svg:y1="4.488cm" svg:x2="6.047cm" svg:y2="2.862cm" draw:start-shape="id3" draw:start-glue-point="6" draw:end-shape="id2" draw:end-glue-point="1" svg:d="M13297 4488l-7250-1626" svg:viewBox="0 0 7251 1627">
          <text:p/>
        </draw:connector>
        <draw:connector draw:style-name="gr25" draw:text-style-name="P10" draw:layer="layout" draw:type="line" svg:x1="23.954cm" svg:y1="3.437cm" svg:x2="18.297cm" svg:y2="4.488cm" draw:start-shape="id4" draw:start-glue-point="3" draw:end-shape="id3" draw:end-glue-point="10" svg:d="M23954 3437l-5657 1051" svg:viewBox="0 0 5658 1052">
          <text:p/>
        </draw:connector>
        <draw:custom-shape draw:style-name="gr26" draw:text-style-name="P8" xml:id="id5" draw:id="id5" draw:layer="layout" svg:width="5cm" svg:height="2cm" svg:x="13.297cm" svg:y="6.212cm">
          <text:p text:style-name="P7"><text:span text:style-name="T3">Authenticate SSH Key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0" draw:layer="layout" draw:type="line" svg:x1="13.297cm" svg:y1="7.212cm" svg:x2="6.047cm" svg:y2="2.862cm" draw:start-shape="id5" draw:start-glue-point="6" draw:end-shape="id2" draw:end-glue-point="1" svg:d="M13297 7212l-7250-4350" svg:viewBox="0 0 7251 4351">
          <text:p/>
        </draw:connector>
        <draw:frame draw:style-name="gr28" draw:text-style-name="P9" xml:id="id6" draw:id="id6" draw:layer="layout" svg:width="6.459cm" svg:height="0.727cm" svg:x="23.241cm" svg:y="11.283cm">
          <draw:text-box>
            <text:p><text:span text:style-name="T4">&lt;&lt; Data Storage Subsystem &gt;&gt;</text:span></text:p>
          </draw:text-box>
        </draw:frame>
        <draw:connector draw:style-name="gr29" draw:text-style-name="P10" draw:layer="layout" draw:type="line" svg:x1="23.241cm" svg:y1="11.646cm" svg:x2="18.297cm" svg:y2="4.488cm" draw:start-shape="id6" draw:start-glue-point="3" draw:end-shape="id3" draw:end-glue-point="10" svg:d="M23241 11646l-4944-7158" svg:viewBox="0 0 4945 7159">
          <text:p/>
        </draw:connector>
        <draw:connector draw:style-name="gr30" draw:text-style-name="P10" draw:layer="layout" draw:type="line" svg:x1="23.241cm" svg:y1="11.646cm" svg:x2="18.297cm" svg:y2="7.212cm" draw:start-shape="id6" draw:start-glue-point="3" draw:end-shape="id5" draw:end-glue-point="10" svg:d="M23241 11646l-4944-4434" svg:viewBox="0 0 4945 4435">
          <text:p/>
        </draw:connector>
        <draw:custom-shape draw:style-name="gr31" draw:text-style-name="P8" xml:id="id7" draw:id="id7" draw:layer="layout" svg:width="5cm" svg:height="2cm" svg:x="13.297cm" svg:y="9.091cm">
          <text:p text:style-name="P7"><text:span text:style-name="T3">Connect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0" draw:layer="layout" draw:type="line" svg:x1="13.297cm" svg:y1="10.091cm" svg:x2="6.047cm" svg:y2="15.666cm" draw:start-shape="id7" draw:start-glue-point="6" draw:end-shape="id8" draw:end-glue-point="1" svg:d="M13297 10091l-7250 5575" svg:viewBox="0 0 7251 5576">
          <text:p/>
        </draw:connector>
        <draw:connector draw:style-name="gr33" draw:text-style-name="P10" draw:layer="layout" draw:type="line" svg:x1="23.241cm" svg:y1="11.646cm" svg:x2="18.297cm" svg:y2="10.091cm" draw:start-shape="id6" draw:start-glue-point="3" draw:end-shape="id7" draw:end-glue-point="10" svg:d="M23241 11646l-4944-1555" svg:viewBox="0 0 4945 1556">
          <text:p/>
        </draw:connector>
        <draw:connector draw:style-name="gr34" draw:text-style-name="P10" draw:layer="layout" draw:type="line" svg:x1="23.954cm" svg:y1="3.437cm" svg:x2="18.297cm" svg:y2="10.091cm" draw:start-shape="id4" draw:start-glue-point="3" draw:end-shape="id7" draw:end-glue-point="10" svg:d="M23954 3437l-5657 6654" svg:viewBox="0 0 5658 6655">
          <text:p/>
        </draw:connector>
        <draw:custom-shape draw:style-name="gr35" draw:text-style-name="P8" xml:id="id1" draw:id="id1" draw:layer="layout" svg:width="5cm" svg:height="2cm" svg:x="13.297cm" svg:y="11.686cm">
          <text:p text:style-name="P7"><text:span text:style-name="T3">Generate Access Toke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0" draw:layer="layout" draw:type="line" svg:x1="23.241cm" svg:y1="11.646cm" svg:x2="18.297cm" svg:y2="12.686cm" draw:start-shape="id6" draw:start-glue-point="3" draw:end-shape="id1" draw:end-glue-point="10" svg:d="M23241 11646l-4944 1040" svg:viewBox="0 0 4945 1041">
          <text:p/>
        </draw:connector>
        <draw:custom-shape draw:style-name="gr37" draw:text-style-name="P8" xml:id="id9" draw:id="id9" draw:layer="layout" svg:width="5cm" svg:height="2cm" svg:x="13.297cm" svg:y="14.358cm">
          <text:p text:style-name="P7"><text:span text:style-name="T3">Account Cre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0" draw:layer="layout" draw:type="line" svg:x1="23.954cm" svg:y1="3.437cm" svg:x2="18.297cm" svg:y2="15.358cm" draw:start-shape="id4" draw:start-glue-point="3" draw:end-shape="id9" draw:end-glue-point="10" svg:d="M23954 3437l-5657 11921" svg:viewBox="0 0 5658 11922">
          <text:p/>
        </draw:connector>
        <draw:connector draw:style-name="gr39" draw:text-style-name="P10" draw:layer="layout" draw:type="line" svg:x1="23.241cm" svg:y1="11.646cm" svg:x2="18.297cm" svg:y2="15.358cm" draw:start-shape="id6" draw:start-glue-point="3" draw:end-shape="id9" draw:end-glue-point="10" svg:d="M23241 11646l-4944 3712" svg:viewBox="0 0 4945 3713">
          <text:p/>
        </draw:connector>
        <draw:custom-shape draw:style-name="gr40" draw:text-style-name="P8" xml:id="id10" draw:id="id10" draw:layer="layout" svg:width="5cm" svg:height="2cm" svg:x="13.297cm" svg:y="16.694cm">
          <text:p text:style-name="P7"><text:span text:style-name="T3">Forgot 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0" draw:layer="layout" draw:type="line" svg:x1="23.954cm" svg:y1="3.437cm" svg:x2="18.297cm" svg:y2="17.694cm" draw:start-shape="id4" draw:start-glue-point="3" draw:end-shape="id10" draw:end-glue-point="10" svg:d="M23954 3437l-5657 14257" svg:viewBox="0 0 5658 14258">
          <text:p/>
        </draw:connector>
        <draw:connector draw:style-name="gr42" draw:text-style-name="P10" draw:layer="layout" draw:type="line" svg:x1="23.241cm" svg:y1="11.646cm" svg:x2="18.297cm" svg:y2="17.694cm" draw:start-shape="id6" draw:start-glue-point="3" draw:end-shape="id10" draw:end-glue-point="10" svg:d="M23241 11646l-4944 6048" svg:viewBox="0 0 4945 6049">
          <text:p/>
        </draw:connector>
        <draw:connector draw:style-name="gr43" draw:text-style-name="P10" draw:layer="layout" draw:type="line" svg:x1="13.297cm" svg:y1="17.694cm" svg:x2="6.047cm" svg:y2="8.756cm" draw:start-shape="id10" draw:start-glue-point="6" draw:end-shape="id11" draw:end-glue-point="1" svg:d="M13297 17694l-7250-8938" svg:viewBox="0 0 7251 8939">
          <text:p/>
        </draw:connector>
        <draw:connector draw:style-name="gr44" draw:text-style-name="P10" draw:layer="layout" draw:type="line" svg:x1="13.297cm" svg:y1="15.358cm" svg:x2="6.047cm" svg:y2="15.666cm" draw:start-shape="id9" draw:start-glue-point="6" draw:end-shape="id8" draw:end-glue-point="1" svg:d="M13297 15358l-7250 308" svg:viewBox="0 0 7251 309">
          <text:p/>
        </draw:connector>
        <draw:connector draw:style-name="gr45" draw:text-style-name="P10" draw:layer="layout" draw:type="line" svg:x1="13.297cm" svg:y1="15.358cm" svg:x2="6.047cm" svg:y2="2.862cm" draw:start-shape="id9" draw:start-glue-point="6" draw:end-shape="id2" draw:end-glue-point="1" svg:d="M13297 15358l-7250-12496" svg:viewBox="0 0 7251 1249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4:25:30.823057570</meta:creation-date>
    <meta:generator>LibreOffice/24.2.0.3$Linux_X86_64 LibreOffice_project/420$Build-3</meta:generator>
    <dc:date>2024-04-04T17:48:11.037403689</dc:date>
    <meta:editing-duration>PT35M25S</meta:editing-duration>
    <meta:editing-cycles>18</meta:editing-cycles>
    <meta:document-statistic meta:object-count="50"/>
  </office:meta>
</office:document-meta>
</file>